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ilné" style:family="text">
      <style:text-properties fo:font-weight="normal" style:font-weight-asian="normal"/>
    </style:style>
    <style:style style:name="T19" style:parent-style-name="Standardnípísmoodstavce" style:family="text">
      <style:text-properties fo:font-weight="bold" style:font-weight-asian="bold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/>
    <style:style style:name="T23" style:parent-style-name="Silné" style:family="text">
      <style:text-properties fo:font-weight="normal" style:font-weight-asian="normal"/>
    </style:style>
    <style:style style:name="P24" style:parent-style-name="podpis" style:family="paragraph">
      <style:paragraph-properties fo:text-align="justify" fo:margin-left="0in">
        <style:tab-stops/>
      </style:paragraph-properties>
    </style:style>
    <style:style style:name="P25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6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/2021<text:bookmark-end text:name="Text14"/></text:p>
            <text:p text:style-name="Normální">KVOP-865/2021<text:bookmark-end text:name="Text2"/></text:p>
            <text:p text:style-name="Normální"><text:bookmark-start text:name="Text6"/>08. 0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Ing. a Ing. D. a J. K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á paní inženýrko,</text:p>
      <text:p text:style-name="Základnítext">dne<text:s/>5. 1. 2021<text:s/>byla do Kanceláře veřejného ochránce práv doručena Vaše žádost podle zákona o svobodném přístupu k informacím, kterou<text:s/><text:span text:style-name="Silné">žádáte následující informace</text:span><text:span text:style-name="T18">, cit.</text:span><text:span text:style-name="T19">:</text:span></text:p>
      <text:list text:style-name="LFO5" text:continue-numbering="true">
        <text:list-item>
          <text:p text:style-name="P20">V r. 2015 bylo zahájeno JUDr. Stanislavem Křečkem, v té době zástupcem veřejné ochránkyně práv, šetření pod spisovou značkou 3260/2015/VOP/MST – zpráva o šetření byla vydána v Brně dne 29. 3. 2016. Na základě zákona o svobodném přístupu k informacím žádám o zaslání kopií podkladů k tomuto šetření, které Vám poskytl MÚ Frýdlant nad Ostravicí, např. vyjádření starostky města Frýdlant n. O. ze dne 19. 8. 2015 a další podklady.</text:p>
        </text:list-item>
        <text:list-item>
          <text:p text:style-name="P21">Žádám o zaslání kopií podkladů k výše uvedenému šetření, které Vám poskytl Krajský úřad Moravskoslezského kraje Ostrava.</text:p>
        </text:list-item>
      </text:list>
      <text:p text:style-name="Základnítext">K bodu 1.:</text:p>
      <text:p text:style-name="P22">Vámi požadované informace (doklady<text:s/>poskytnuté MÚ Frýdlant nad Ostravicí pro šetření vedené pod sp. zn. 3260/2015/VOP) Vám<text:s/><text:span text:style-name="T23">po nezbytném anonymizování</text:span><text:span text:style-name="Silné"><text:s/></text:span>osobních údajů zasílám přílohou tohoto dopisu.</text:p>
      <text:p text:style-name="Základnítext">K bodu 2.:</text:p>
      <text:p text:style-name="P24">Podklady od Krajského úřadu Moravskoslezského kraje veřejný ochránce práv ve sp. zn. 3260/2015/VOP neeviduje (postup krajského úřadu nebyl předmětem šetření).</text:p>
      <text:p text:style-name="podpis"/>
      <text:p text:style-name="podpis"/>
      <text:p text:style-name="podpis"/>
      <text:p text:style-name="podpis">JUDr. Pavel Pořízek, Ph.D., v. r.</text:p>
      <text:p text:style-name="podpis">vedoucí Kanceláře veřejného ochránce práv</text:p>
      <text:p text:style-name="podpis">(podepsáno elektronicky)</text:p>
      <text:p text:style-name="Základnítext"/>
      <text:p text:style-name="P25">Přílohy</text:p>
      <text:p text:style-name="P26">Podklady k šetření – 16 souborů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1IZI*</text:span>*KVOPX00B1IZI*</text:p>
        <text:p text:style-name="P12"><text:span text:style-name="T13">KVOPX00B1IZI</text:span>KVOPX00B1IZ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22T10:14:00Z</meta:creation-date>
    <dc:date>2021-01-22T10:15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3" meta:word-count="233" meta:character-count="1610" meta:row-count="11" meta:non-whitespace-character-count="1380"/>
  </office:meta>
</office:document-meta>
</file>